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655cm" fo:min-width="5.215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528cm" fo:min-width="5.2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stroke="none" svg:stroke-color="#000000" draw:fill="none" draw:fill-color="#ffffff" fo:min-height="2.036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528cm" fo:min-width="6.772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528cm" fo:min-width="6.391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528cm" fo:min-width="6.358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1.905cm" svg:x="1.095cm" svg:y="4.048cm">
          <text:p text:style-name="P1">DBus::Connec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715cm" svg:height="1.778cm" svg:x="5.413cm" svg:y="7.858cm">
          <text:p text:style-name="P1">DBus::Objec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952cm" svg:y1="5.953cm" svg:x2="5.413cm" svg:y2="8.747cm" draw:start-shape="id1" draw:start-glue-point="2" draw:end-shape="id2" draw:end-glue-point="3" svg:d="M3952 5953v2794h1461" svg:viewBox="0 0 1462 2795">
          <text:p text:style-name="P3">0 … N</text:p>
        </draw:connector>
        <draw:connector draw:style-name="gr3" draw:text-style-name="P4" draw:layer="layout" svg:x1="8.27cm" svg:y1="9.636cm" svg:x2="9.604cm" svg:y2="12.303cm" draw:start-shape="id2" draw:start-glue-point="2" draw:end-shape="id3" draw:end-glue-point="3" svg:d="M8270 9636v2667h1334" svg:viewBox="0 0 1335 2668">
          <text:p text:style-name="P3">0 … N</text:p>
        </draw:connector>
        <draw:custom-shape draw:style-name="gr2" draw:text-style-name="P2" xml:id="id3" draw:id="id3" draw:layer="layout" svg:width="5.715cm" svg:height="1.778cm" svg:x="9.604cm" svg:y="11.414cm">
          <text:p text:style-name="P1">DBus::Interfac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715cm" svg:height="1.778cm" svg:x="13.541cm" svg:y="13.827cm">
          <text:p text:style-name="P1">DBus::Method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715cm" svg:height="1.778cm" svg:x="13.541cm" svg:y="16.621cm">
          <text:p text:style-name="P1">DBus::signal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461cm" svg:y1="13.192cm" svg:x2="13.541cm" svg:y2="14.716cm" draw:start-shape="id3" draw:start-glue-point="2" draw:end-shape="id4" draw:end-glue-point="3" svg:d="M12461 13192v1524h1080" svg:viewBox="0 0 1081 1525">
          <text:p/>
        </draw:connector>
        <draw:connector draw:style-name="gr3" draw:text-style-name="P4" draw:layer="layout" svg:x1="12.461cm" svg:y1="13.192cm" svg:x2="13.541cm" svg:y2="17.51cm" draw:start-shape="id3" draw:start-glue-point="2" draw:end-shape="id5" draw:end-glue-point="3" svg:d="M12461 13192v4318h1080" svg:viewBox="0 0 1081 4319">
          <text:p text:style-name="P3"/>
        </draw:connector>
        <draw:frame draw:style-name="gr5" draw:text-style-name="P6" draw:layer="layout" svg:width="2.54cm" svg:height="1.143cm" svg:x="9.858cm" svg:y="14.97cm">
          <draw:text-box>
            <text:p>0 … N</text:p>
          </draw:text-box>
        </draw:frame>
        <draw:frame draw:style-name="gr6" draw:text-style-name="P6" draw:layer="layout" svg:width="8.922cm" svg:height="2.384cm" svg:x="11.509cm" svg:y="7.731cm">
          <draw:text-box>
            <text:p>Ex Path:<text:span text:style-name="T1"> /org/freedesktop/DBus</text:span></text:p>
          </draw:text-box>
        </draw:frame>
        <draw:frame draw:style-name="gr7" draw:text-style-name="P8" draw:layer="layout" svg:width="11.557cm" svg:height="2.286cm" svg:x="8.366cm" svg:y="1.508cm">
          <draw:text-box>
            <text:p text:style-name="P7"><text:span text:style-name="T2">Local Objects</text:span></text:p>
          </draw:text-box>
        </draw:frame>
        <draw:frame draw:style-name="gr6" draw:text-style-name="P6" draw:layer="layout" svg:width="8.922cm" svg:height="2.384cm" svg:x="15.478cm" svg:y="11.443cm">
          <draw:text-box>
            <text:p>Ex interface name:</text:p>
            <text:p><text:span text:style-name="T1">org.freedesktop.DBus</text:span></text:p>
          </draw:text-box>
        </draw:frame>
      </draw:page>
      <draw:page draw:name="page2" draw:style-name="dp1" draw:master-page-name="Default">
        <draw:custom-shape draw:style-name="gr1" draw:text-style-name="P2" xml:id="id6" draw:id="id6" draw:layer="layout" svg:width="5.715cm" svg:height="1.905cm" svg:x="1.094cm" svg:y="4.049cm">
          <text:p text:style-name="P1">DBus::Connec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715cm" svg:height="1.778cm" svg:x="5.412cm" svg:y="7.859cm">
          <text:p text:style-name="P1">DBus::ObjectProxy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951cm" svg:y1="5.954cm" svg:x2="5.412cm" svg:y2="8.748cm" draw:start-shape="id6" draw:start-glue-point="2" draw:end-shape="id7" draw:end-glue-point="3" svg:d="M3951 5954v2794h1461" svg:viewBox="0 0 1462 2795">
          <text:p text:style-name="P3">0 … N</text:p>
        </draw:connector>
        <draw:connector draw:style-name="gr3" draw:text-style-name="P4" draw:layer="layout" svg:x1="8.269cm" svg:y1="9.637cm" svg:x2="9.603cm" svg:y2="12.304cm" draw:start-shape="id7" draw:start-glue-point="2" draw:end-shape="id8" draw:end-glue-point="3" svg:d="M8269 9637v2667h1334" svg:viewBox="0 0 1335 2668">
          <text:p text:style-name="P3">0 … N</text:p>
        </draw:connector>
        <draw:custom-shape draw:style-name="gr8" draw:text-style-name="P2" xml:id="id8" draw:id="id8" draw:layer="layout" svg:width="7.272cm" svg:height="1.778cm" svg:x="9.603cm" svg:y="11.415cm">
          <text:p text:style-name="P1">DBus::InterfaceProxy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6.891cm" svg:height="1.778cm" svg:x="13.794cm" svg:y="13.827cm">
          <text:p text:style-name="P1">DBus::MethodProxy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6.858cm" svg:height="1.778cm" svg:x="13.827cm" svg:y="16.621cm">
          <text:p text:style-name="P1">DBus::signal_proxy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3.239cm" svg:y1="13.193cm" svg:x2="13.794cm" svg:y2="14.716cm" draw:start-shape="id8" draw:start-glue-point="2" draw:end-shape="id9" draw:end-glue-point="3" svg:d="M13239 13193v1523h555" svg:viewBox="0 0 556 1524">
          <text:p/>
        </draw:connector>
        <draw:connector draw:style-name="gr3" draw:text-style-name="P4" draw:layer="layout" svg:x1="13.239cm" svg:y1="13.193cm" svg:x2="13.827cm" svg:y2="17.51cm" draw:start-shape="id8" draw:start-glue-point="2" draw:end-shape="id10" draw:end-glue-point="3" svg:d="M13239 13193v4317h588" svg:viewBox="0 0 589 4318">
          <text:p/>
        </draw:connector>
        <draw:frame draw:style-name="gr5" draw:text-style-name="P6" draw:layer="layout" svg:width="2.54cm" svg:height="1.143cm" svg:x="9.857cm" svg:y="14.971cm">
          <draw:text-box>
            <text:p>0 … N</text:p>
          </draw:text-box>
        </draw:frame>
        <draw:frame draw:style-name="gr6" draw:text-style-name="P6" draw:layer="layout" svg:width="8.922cm" svg:height="2.384cm" svg:x="11.508cm" svg:y="7.732cm">
          <draw:text-box>
            <text:p>Ex Path:<text:span text:style-name="T1"> </text:span><text:span text:style-name="T1">/org/freedesktop/D</text:span><text:span text:style-name="T1">Bus</text:span></text:p>
          </draw:text-box>
        </draw:frame>
        <draw:frame draw:style-name="gr7" draw:text-style-name="P8" draw:layer="layout" svg:width="11.557cm" svg:height="2.286cm" svg:x="8.365cm" svg:y="1.509cm">
          <draw:text-box>
            <text:p text:style-name="P7"><text:span text:style-name="T2">Remote Objects</text:span></text:p>
          </draw:text-box>
        </draw:frame>
        <draw:frame draw:style-name="gr6" draw:text-style-name="P6" draw:layer="layout" svg:width="8.922cm" svg:height="2.384cm" svg:x="17.256cm" svg:y="11.287cm">
          <draw:text-box>
            <text:p>Ex interface name:</text:p>
            <text:p><text:span text:style-name="T1">org.freedesktop.D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1T19:50:35.912911321</meta:creation-date>
    <dc:date>2020-04-11T20:10:45.003912725</dc:date>
    <meta:editing-duration>PT9M16S</meta:editing-duration>
    <meta:editing-cycles>6</meta:editing-cycles>
    <meta:generator>LibreOffice/6.1.5.2$Linux_X86_64 LibreOffice_project/10$Build-2</meta:generator>
    <meta:document-statistic meta:object-count="26"/>
  </office:meta>
</office:document-meta>
</file>